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ahadeva" svg:font-family="Sahadeva" style:font-family-generic="system" style:font-pitch="variable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Times New Roman" style:font-name-complex="Times New Roman" style:font-weight-complex="bold" fo:color="#000000"/>
    </style:style>
    <style:style style:name="P4" style:parent-style-name="Standard" style:family="paragraph">
      <style:text-properties style:font-name="Times New Roman" style:font-name-complex="Times New Roman" style:font-weight-complex="bold" fo:color="#000000" fo:font-size="14pt" style:font-size-asian="14pt"/>
    </style:style>
    <style:style style:name="P5" style:parent-style-name="Standard" style:family="paragraph">
      <style:text-properties style:font-name="Times New Roman" style:font-name-complex="Times New Roman" style:font-weight-complex="bold" fo:color="#000000" fo:font-size="14pt" style:font-size-asian="14pt"/>
    </style:style>
    <style:style style:name="P6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font-name="Times New Roman" style:font-name-complex="Times New Roman" style:font-weight-complex="bold" fo:color="#000000"/>
    </style:style>
    <style:style style:name="P10" style:parent-style-name="Standard" style:family="paragraph">
      <style:text-properties style:font-name="Times New Roman" style:font-name-complex="Times New Roman" style:font-weight-complex="bold" fo:color="#000000" fo:font-size="14pt" style:font-size-asian="14pt"/>
    </style:style>
    <style:style style:name="P11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12" style:parent-style-name="Standard" style:family="paragraph">
      <style:text-properties style:font-name="Times New Roman" style:font-name-complex="Times New Roman" style:font-weight-complex="bold" fo:color="#000000" fo:font-size="14pt" style:font-size-asian="14pt"/>
    </style:style>
    <style:style style:name="P13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14" style:parent-style-name="Standard" style:family="paragraph">
      <style:text-properties style:font-name="Times New Roman" style:font-name-complex="Times New Roman" style:font-weight-complex="bold" fo:color="#000000" fo:font-size="14pt" style:font-size-asian="14pt"/>
    </style:style>
    <style:style style:name="P15" style:parent-style-name="Standard" style:family="paragraph">
      <style:text-properties style:font-name="Times New Roman" style:font-name-complex="Times New Roman" style:font-weight-complex="bold" fo:color="#000000" fo:font-size="14pt" style:font-size-asian="14pt"/>
    </style:style>
    <style:style style:name="P16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17" style:parent-style-name="Standard" style:family="paragraph">
      <style:text-properties style:font-name="Times New Roman" style:font-name-complex="Times New Roman" style:font-weight-complex="bold" fo:color="#000000" fo:font-size="14pt" style:font-size-asian="14pt"/>
    </style:style>
    <style:style style:name="P18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19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20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/>
    </style:style>
    <style:style style:name="P21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24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25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26" style:parent-style-name="Standard" style:family="paragraph">
      <style:text-properties style:font-name="inherit" fo:color="#000000" fo:font-size="9pt" style:font-size-asian="9pt"/>
    </style:style>
    <style:style style:name="P27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font-name="Times New Roman" style:font-name-complex="Times New Roman" style:font-weight-complex="bold" fo:color="#000000" fo:background-color="#F7F7F7"/>
    </style:style>
    <style:style style:name="P30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31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32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33" style:parent-style-name="Standard" style:family="paragraph">
      <style:text-properties style:font-name="inherit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font-name="Times New Roman" style:font-name-complex="Times New Roman" style:font-weight-complex="bold" fo:color="#000000" fo:background-color="#F7F7F7"/>
    </style:style>
    <style:style style:name="P36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37" style:parent-style-name="Standard" style:family="paragraph">
      <style:text-properties style:font-name="Times New Roman" style:font-name-complex="Times New Roman" style:font-weight-complex="bold" fo:color="#000000" fo:font-size="14pt" style:font-size-asian="14pt" fo:background-color="#F7F7F7"/>
    </style:style>
    <style:style style:name="P38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43" style:parent-style-name="Standard" style:family="paragraph">
      <style:text-properties style:font-name="Sahadeva" style:font-weight-complex="bold" fo:color="#000000" fo:font-size="14pt" style:font-size-asian="14pt" style:font-size-complex="14pt" fo:background-color="#F7F7F7"/>
    </style:style>
    <style:style style:name="P44" style:parent-style-name="Standard" style:family="paragraph">
      <style:text-properties style:font-name="Sahadeva" style:font-weight-complex="bold" fo:color="#000000" fo:font-size="14pt" style:font-size-asian="14pt" style:font-size-complex="14pt" fo:background-color="#F7F7F7"/>
    </style:style>
    <style:style style:name="P45" style:parent-style-name="Standard" style:family="paragraph">
      <style:text-properties style:font-name="Sahadeva" style:font-weight-complex="bold" fo:color="#000000" fo:font-size="14pt" style:font-size-asian="14pt" style:font-size-complex="14pt" fo:background-color="#F7F7F7"/>
    </style:style>
    <style:style style:name="P46" style:parent-style-name="Standard" style:family="paragraph">
      <style:text-properties style:font-name="Sahadeva" style:font-weight-complex="bold" fo:color="#000000" fo:font-size="14pt" style:font-size-asian="14pt" style:font-size-complex="14pt" fo:background-color="#F7F7F7"/>
    </style:style>
    <style:style style:name="P47" style:parent-style-name="Standard" style:family="paragraph">
      <style:text-properties style:font-name="Sahadeva" style:font-weight-complex="bold" fo:color="#000000" fo:font-size="14pt" style:font-size-asian="14pt" style:font-size-complex="14pt" fo:background-color="#F7F7F7"/>
    </style:style>
    <style:style style:name="P48" style:parent-style-name="Standard" style:family="paragraph">
      <style:text-properties style:font-name="Sahadeva" style:font-weight-complex="bold" fo:color="#000000" fo:font-size="14pt" style:font-size-asian="14pt" style:font-size-complex="14pt" fo:background-color="#F7F7F7"/>
    </style:style>
    <style:style style:name="P49" style:parent-style-name="Standard" style:family="paragraph">
      <style:text-properties style:font-name="Sahadeva" style:font-weight-complex="bold" fo:color="#000000" fo:font-size="14pt" style:font-size-asian="14pt" style:font-size-complex="14pt" fo:background-color="#F7F7F7"/>
    </style:style>
    <style:style style:name="P50" style:parent-style-name="Standard" style:family="paragraph">
      <style:text-properties style:font-name="Sahadeva" style:font-weight-complex="bold" fo:color="#000000" fo:font-size="14pt" style:font-size-asian="14pt" style:font-size-complex="14pt" fo:background-color="#F7F7F7"/>
    </style:style>
    <style:style style:name="P51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52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T55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T56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T57" style:parent-style-name="Hyperlink" style:family="text">
      <style:text-properties style:font-name="Times New Roman" style:font-name-complex="Times New Roman" style:font-weight-complex="bold" fo:font-size="14pt" style:font-size-asian="14pt" style:font-size-complex="14pt" fo:background-color="#F7F7F7"/>
    </style:style>
    <style:style style:name="T58" style:parent-style-name="DefaultParagraphFont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en" style:country-asian="US" style:language-complex="ar" style:country-complex="SA"/>
    </style:style>
    <style:style style:name="T59" style:parent-style-name="Hyperlink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60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61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62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63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64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65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66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67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68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69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70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71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72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73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74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75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76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77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78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79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80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81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82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83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84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85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86" style:parent-style-name="Standard" style:family="paragraph">
      <style:text-properties style:font-name="Sahadeva" fo:font-weight="bold" style:font-weight-asian="bold" style:font-weight-complex="bold" fo:font-size="21pt" style:font-size-asian="21pt" style:font-size-complex="21pt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T91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T92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93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94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95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96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97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100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101" style:parent-style-name="Normal" style:family="paragraph">
      <style:paragraph-properties style:vertical-align="auto" style:line-height-at-least="0.177in" fo:background-color="#FFFFFE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2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103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104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107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108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T109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110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2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114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115" style:parent-style-name="Normal" style:family="paragraph">
      <style:paragraph-properties style:vertical-align="auto" style:line-height-at-least="0.177in" fo:background-color="#FFFFFE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6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117" style:parent-style-name="Standard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  <style:style style:name="P118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T121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background-color="#F7F7F7"/>
    </style:style>
  </office:automatic-styles>
  <office:body>
    <office:text text:use-soft-page-breaks="true">
      <text:p text:style-name="P1"/>
      <text:p text:style-name="Standard"/>
      <text:p text:style-name="P2">SYSTEM LEVEL PACKAGES:</text:p>
      <text:p text:style-name="P3"/>
      <text:p text:style-name="P4">sudo apt-get update</text:p>
      <text:p text:style-name="P5">sudo apt-get upgrade</text:p>
      <text:p text:style-name="P6"/>
      <text:p text:style-name="P7"/>
      <text:p text:style-name="P8">SYSTEM LEVEL DEPENDENCIES:</text:p>
      <text:p text:style-name="P9"/>
      <text:p text:style-name="P10"><text:s/>sudo apt-get install git cmake</text:p>
      <text:p text:style-name="P11"><text:s/>sudo apt-get install libatlas-base-dev<text:s/>gfortran</text:p>
      <text:p text:style-name="P12"><text:s/>sudo apt-get install libhdf5-serial-dev hdf5-tools</text:p>
      <text:p text:style-name="P13"><text:s/>sudo apt-get install python3-dev</text:p>
      <text:p text:style-name="P14"><text:s/>sudo apt-get install nano locate</text:p>
      <text:p text:style-name="P15"><text:s/>sudo apt-get install libfreetype6-dev python3-setuptools</text:p>
      <text:p text:style-name="P16"><text:s/>sudo apt-get install protobuf-compiler libprotobuf-dev openssl</text:p>
      <text:p text:style-name="P17"><text:s/>sudo apt-get install libssl-dev libcurl4-openssl-dev</text:p>
      <text:p text:style-name="P18"><text:s/>sudo apt-get install cython3</text:p>
      <text:p text:style-name="P19"><text:s/>sudo apt-get install libxml2-dev libxslt1-dev</text:p>
      <text:p text:style-name="P20"/>
      <text:p text:style-name="Standard"/>
      <text:p text:style-name="Standard"/>
      <text:p text:style-name="P21"/>
      <text:p text:style-name="P22">UPDATE CMAKE:</text:p>
      <text:p text:style-name="P23"/>
      <text:p text:style-name="P24">wget http://www.cmake.org/files/v3.13/cmake-3.13.0.tar.gz</text:p>
      <text:p text:style-name="P25">tar xpvf cmake-3.13.0.tar.gz<text:s/>cmake-3.13.0/</text:p>
      <text:p text:style-name="P26"/>
      <text:p text:style-name="P27"/>
      <text:p text:style-name="P28">COMPILE CMAKE:</text:p>
      <text:p text:style-name="P29"/>
      <text:p text:style-name="P30">cd cmake-3.13.0/</text:p>
      <text:p text:style-name="P31">./bootstrap --system-curl</text:p>
      <text:p text:style-name="P32">make -j4</text:p>
      <text:p text:style-name="P33"/>
      <text:p text:style-name="P34">UPDATE BASH PROFILE:</text:p>
      <text:p text:style-name="P35"/>
      <text:p text:style-name="P36">echo 'export PATH=/home/nvidia/cmake-3.13.0/bin/:$PATH' &gt;&gt; ~/.bashrc</text:p>
      <text:p text:style-name="P37">source ~/.bashrc</text:p>
      <text:p text:style-name="P38"/>
      <text:p text:style-name="P39"/>
      <text:p text:style-name="P40"/>
      <text:soft-page-break/>
      <text:p text:style-name="P41">SUPPORTING LIBRARIES FOR OPENCV:</text:p>
      <text:p text:style-name="P42"/>
      <text:p text:style-name="P43"><text:s/>sudo apt-get<text:s/>install build-essential pkg-config</text:p>
      <text:p text:style-name="P44"><text:s/>sudo apt-get install libtbb2 libtbb-dev</text:p>
      <text:p text:style-name="P45"><text:s/>sudo apt-get install libavcodec-dev libavformat-dev libswscale-dev</text:p>
      <text:p text:style-name="P46"><text:s/>sudo apt-get install libxvidcore-dev libavresample-dev</text:p>
      <text:p text:style-name="P47"><text:s/>sudo apt-get install libtiff-dev libjpeg-dev libpng-dev</text:p>
      <text:p text:style-name="P48"><text:s/>sudo apt-get install python-tk libgtk-3-dev</text:p>
      <text:p text:style-name="P49"><text:s/>sudo apt-get install libcanberra-gtk-module libcanberra-gtk3-module</text:p>
      <text:p text:style-name="P50"><text:s/>sudo apt-get install libv4l-dev libdc1394-22-dev</text:p>
      <text:p text:style-name="P51"/>
      <text:p text:style-name="P52"/>
      <text:p text:style-name="P53">INSTALL OPENCV (4.1.2) FROM SCRATCH WITH CUDA SUPPORT:</text:p>
      <text:p text:style-name="P54"/>
      <text:p text:style-name="Standard"><text:span text:style-name="T55">wget -O opencv.z</text:span><text:span text:style-name="T56">ip<text:s/></text:span><text:a xlink:href="https://github.com/opencv/opencv/archive/4.1.2.zip" office:target-frame-name="_top" xlink:show="replace"><text:span text:style-name="T57">https://github.com/opencv/opencv/archive/4.1.2.zip</text:span></text:a></text:p>
      <text:p text:style-name="Standard"><text:span text:style-name="T58">wget -O opencv_contrib.zip </text:span><text:a xlink:href="https://github.com/opencv/opencv_contrib/archive/4.1.2.zip" office:target-frame-name="_top" xlink:show="replace"><text:span text:style-name="T59">https://github.com/opencv/opencv_contrib/archive/4.1.2.zip</text:span></text:a></text:p>
      <text:p text:style-name="P60">unzip opencv.zip</text:p>
      <text:p text:style-name="P61">unzip opencv_contrib.zip</text:p>
      <text:p text:style-name="P62">mv opencv-4.1.2 opencv</text:p>
      <text:p text:style-name="P63">mv opencv_contrib-4.1.2 opencv_contrib</text:p>
      <text:p text:style-name="P64">cd opencv</text:p>
      <text:p text:style-name="P65">mkdir build</text:p>
      <text:p text:style-name="P66">cd build</text:p>
      <text:p text:style-name="P67">pwd</text:p>
      <text:p text:style-name="P68"><text:s/>cmake -D CMAKE_BUILD_TYPE=RELEASE \</text:p>
      <text:p text:style-name="P69">-D WITH_CUDA=ON \</text:p>
      <text:p text:style-name="P70">-D CUDA_ARCH_PTX="" \</text:p>
      <text:p text:style-name="P71">-D CUDA_ARCH_BIN="5.3,6.2,7.2" \</text:p>
      <text:p text:style-name="P72">-D WITH_CUBLAS=ON \</text:p>
      <text:p text:style-name="P73">-D WITH_LIBV4L=ON \</text:p>
      <text:p text:style-name="P74">-D BUILD_opencv_python3=ON \</text:p>
      <text:p text:style-name="P75">-D BUILD_opencv_python2=OFF \</text:p>
      <text:p text:style-name="P76">-D BUILD_opencv_java=OFF \</text:p>
      <text:p text:style-name="P77">-D WITH_GSTREAMER=ON \</text:p>
      <text:p text:style-name="P78">-D WITH_GTK=ON \</text:p>
      <text:p text:style-name="P79">-D BUILD_TESTS=OFF<text:s/>\</text:p>
      <text:p text:style-name="P80">-D BUILD_PERF_TESTS=OFF \</text:p>
      <text:p text:style-name="P81">-D BUILD_EXAMPLES=OFF \</text:p>
      <text:p text:style-name="P82">-D OPENCV_ENABLE_NONFREE=ON \</text:p>
      <text:p text:style-name="P83">-D OPENCV_EXTRA_MODULES_PATH=/home/`whoami`/opencv_contrib/modules ..</text:p>
      <text:p text:style-name="P84">make -j4</text:p>
      <text:p text:style-name="P85">sudo make install</text:p>
      <text:p text:style-name="P86">PYTORCH INSTALLATION:</text:p>
      <text:p text:style-name="P87"/>
      <text:p text:style-name="P88">PYTROCH REQUIRED DEPENDECIES:</text:p>
      <text:p text:style-name="P89"/>
      <text:p text:style-name="Standard"><text:span text:style-name="T90"><text:s/></text:span><text:span text:style-name="T91">sudo<text:s/></text:span><text:span text:style-name="T92">apt-get install python3-pip libjpeg-dev libopenblas-dev libopenmpi-dev libomp-dev</text:span></text:p>
      <text:p text:style-name="P93"><text:s/>sudo -H pip3 install future</text:p>
      <text:p text:style-name="P94"><text:s/>sudo pip3 install -U --user wheel mock pillow</text:p>
      <text:p text:style-name="P95"><text:s/>sudo -H pip3 install --upgrade setuptools</text:p>
      <text:p text:style-name="P96"><text:s/>sudo -H pip3 install Cython</text:p>
      <text:p text:style-name="P97"/>
      <text:p text:style-name="P98">PYTORCH 1.10 DOWNLOAD AND INSTALL:</text:p>
      <text:p text:style-name="P99"/>
      <text:p text:style-name="P100">sudo -H pip3 install gdown <text:s/></text:p>
      <text:p text:style-name="P101">pip install --upgrade --no-cache-dir gdown</text:p>
      <text:p text:style-name="P102">gdown https://drive.google.com/uc?id=1TqC6_2cwqiYacjoLhLgrZoap6-sVL2sd</text:p>
      <text:p text:style-name="P103">sudo -H pip3 install torch-1.10.0a0+git36449ea-cp36-cp36m-linux_aarch64.whl</text:p>
      <text:p text:style-name="P104"/>
      <text:p text:style-name="P105">TORCHVISION REQUIRED DEPENDENCIES:</text:p>
      <text:p text:style-name="P106"/>
      <text:p text:style-name="P107">sudo apt-get install libjpeg-dev zlib1g-dev libpython3-dev</text:p>
      <text:p text:style-name="P108">sudo apt-get install libavcodec-dev libavformat-dev libswscale-dev</text:p>
      <text:p text:style-name="Standard"><text:span text:style-name="T109">sudo pip3 install -U pillow</text:span></text:p>
      <text:p text:style-name="P110"/>
      <text:p text:style-name="P111"/>
      <text:p text:style-name="P112">TORCHVISION DOWNLOAD AND INSTALL:</text:p>
      <text:p text:style-name="P113"/>
      <text:p text:style-name="P114">sudo -H pip3 install gdown</text:p>
      <text:p text:style-name="P115">pip install --upgrade --no-cache-dir gdown</text:p>
      <text:p text:style-name="P116">gdown<text:s/>https://drive.google.com/uc?id=1C7y6VSIBkmL2RQnVy8xF9cAnrrpJiJ-K</text:p>
      <text:p text:style-name="P117">sudo -H pip3 install torchvision-0.11.0a0+fa347eb-cp36-cp36m-linux_aarch64.whl</text:p>
      <text:p text:style-name="P118"/>
      <text:p text:style-name="P119">INSTALL JUPYTER NOTEBOOK:</text:p>
      <text:p text:style-name="P120"/>
      <text:p text:style-name="Standard"><text:span text:style-name="T121">sudo apt install jupyter-noteboo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ahadeva" svg:font-family="Sahadeva" style:font-family-generic="system" style:font-pitch="variable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5416in" fo:margin-bottom="0.7875in" fo:margin-right="0.270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. Rizwan Munawar</meta:initial-creator>
    <dc:creator>MUHAMMAD RIZWAN MUNAWAR</dc:creator>
    <meta:creation-date>2022-03-27T10:12:00Z</meta:creation-date>
    <dc:date>2022-03-27T10:12:00Z</dc:date>
    <meta:template xlink:href="Normal.dotm" xlink:type="simple"/>
    <meta:editing-cycles>2</meta:editing-cycles>
    <meta:editing-duration>PT0S</meta:editing-duration>
    <meta:document-statistic meta:page-count="3" meta:paragraph-count="6" meta:word-count="499" meta:character-count="3343" meta:row-count="23" meta:non-whitespace-character-count="2850"/>
  </office:meta>
</office:document-meta>
</file>